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11111" draw:marker-start-width="0.321cm" draw:marker-end-width="0.321cm" draw:fill-color="#f10d0c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11111" draw:marker-start-width="0.321cm" draw:marker-end-width="0.321cm" draw:fill-color="#00a933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-color="#f10d0c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-color="#00a933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56cm" svg:height="2.55cm" svg:x="16.308cm" svg:y="5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8.808cm" svg:y="5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308cm" svg:y="5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16.308cm" svg:y="7.7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8.808cm" svg:y="7.7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308cm" svg:y="7.7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16.308cm" svg:y="10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18.808cm" svg:y="10.262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21.308cm" svg:y="10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3.908cm" svg:y="5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6.408cm" svg:y="5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8.908cm" svg:y="5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3.908cm" svg:y="7.7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6.408cm" svg:y="7.7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8.908cm" svg:y="7.7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3.908cm" svg:y="10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6.408cm" svg:y="10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8.908cm" svg:y="10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689cm" svg:height="1.517cm" svg:x="5.464cm" svg:y="2.794cm">
          <draw:text-box>
            <text:p><text:span text:style-name="T1">Wo</text:span><text:span text:style-name="T1">rks </text:span><text:span text:style-name="T1">:)</text:span></text:p>
          </draw:text-box>
        </draw:frame>
        <draw:frame draw:style-name="gr4" draw:text-style-name="P5" draw:layer="layout" svg:width="8.262cm" svg:height="1.517cm" svg:x="16.065cm" svg:y="2.795cm">
          <draw:text-box>
            <text:p><text:span text:style-name="T1">Do</text:span><text:span text:style-name="T1">esn</text:span><text:span text:style-name="T1">’t </text:span><text:span text:style-name="T1">Wo</text:span><text:span text:style-name="T1">rk :(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7:37.072864556</meta:creation-date>
    <dc:date>2019-09-14T19:12:20.078997943</dc:date>
    <meta:editing-duration>PT3H24M50S</meta:editing-duration>
    <meta:editing-cycles>6</meta:editing-cycles>
    <meta:generator>LibreOffice/6.2.7.1$Linux_X86_64 LibreOffice_project/20$Build-1</meta:generator>
    <meta:document-statistic meta:object-count="43"/>
  </office:meta>
</office:document-meta>
</file>